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4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7/3/2008,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7/7/2008,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LAST PART NEEDS REVIEW; john's part beta reviewed 7/7/2008, 3/11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08/2008 of john's part only</text:p>
          </table:table-cell>
          <table:table-cell table:number-columns-repeated="25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john's part done (alpha)</text:p>
          </table:table-cell>
          <table:table-cell table:number-columns-repeated="250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number-columns-repeated="2" table:style-name="ce4" office:value-type="string">
            <text:p>posted</text:p>
          </table:table-cell>
          <table:table-cell table:style-name="ce4" office:value-type="string">
            <text:p>beta reviewed 7/8/2008</text:p>
          </table:table-cell>
          <table:table-cell table:style-name="ce4"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7/8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7/8/2008</text:p>
          </table:table-cell>
          <table:table-cell table:number-columns-repeated="25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number-columns-repeated="2" table:style-name="ce3" office:value-type="string">
            <text:p>posted</text:p>
          </table:table-cell>
          <table:table-cell table:style-name="ce3" office:value-type="string">
            <text:p>beta reviewed 7/8/2008</text:p>
          </table:table-cell>
          <table:table-cell table:style-name="ce3"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number-columns-repeated="2" table:style-name="ce5" office:value-type="string">
            <text:p>posted</text:p>
          </table:table-cell>
          <table:table-cell table:style-name="ce5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7/8/2008</text:p>
          </table:table-cell>
          <table:table-cell table:number-columns-repeated="250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4">
            <text:p>4</text:p>
          </table:table-cell>
          <table:table-cell table:style-name="ce9" table:formula="oooc:=[.E39]/[.D39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3">
            <text:p>13</text:p>
          </table:table-cell>
          <table:table-cell table:style-name="ce8" table:formula="oooc:=DCOUNTA([.A3:.E34];0;[.A48:.B49])" office:value-type="float" office:value="12">
            <text:p>12</text:p>
          </table:table-cell>
          <table:table-cell table:style-name="ce9" table:formula="oooc:=[.E40]/[.D40]" office:value-type="percentage" office:value="0.923076923076923">
            <text:p>92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4">
            <text:p>4</text:p>
          </table:table-cell>
          <table:table-cell table:style-name="ce8" table:formula="oooc:=DCOUNTA([.A3:.E34];0;[.A50:.B51])" office:value-type="float" office:value="2">
            <text:p>2</text:p>
          </table:table-cell>
          <table:table-cell table:style-name="ce9" table:formula="oooc:=[.E41]/[.D41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10">
            <text:p>10</text:p>
          </table:table-cell>
          <table:table-cell table:style-name="ce9" table:formula="oooc:=[.E42]/[.D42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8">
            <text:p>28</text:p>
          </table:table-cell>
          <table:table-cell table:style-name="ce10" table:formula="oooc:=[.E44]/[.D44]" office:value-type="percentage" office:value="0.903225806451613">
            <text:p>90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8">07/08/2008</text:date>, <text:time>13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12-04T01:01:40</meta:creation-date>
    <dc:date>2008-07-08T13:46:09</dc:date>
    <meta:editing-cycles>40</meta:editing-cycles>
    <meta:editing-duration>PT12H56M13S</meta:editing-duration>
    <meta:user-defined meta:name="Info 1"/>
    <meta:user-defined meta:name="Info 2"/>
    <meta:user-defined meta:name="Info 3"/>
    <meta:user-defined meta:name="Info 4"/>
    <meta:document-statistic meta:table-count="3" meta:cell-count="212"/>
  </office:meta>
</office:document-meta>
</file>